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46M28S">
            <text:p>11:46:2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47M58S">
            <text:p>11:47:5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66.7">
            <text:p>167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3.475">
            <text:p>23.5</text:p>
          </table:table-cell>
          <table:table-cell table:style-name="ce4" office:value-type="float" office:value="3.225">
            <text:p>3.2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67.2">
            <text:p>67.2</text:p>
          </table:table-cell>
          <table:table-cell table:style-name="ce4" office:value-type="float" office:value="26.7">
            <text:p>26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79.2">
            <text:p>379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9.3">
            <text:p>59.3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4.7">
            <text:p>14.7</text:p>
          </table:table-cell>
          <table:table-cell table:style-name="ce4" office:value-type="float" office:value="97.8">
            <text:p>97.8</text:p>
          </table:table-cell>
          <table:table-cell table:style-name="ce4" office:value-type="float" office:value="63.9">
            <text:p>63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939H47M58S">
            <text:p>11:47:5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52609158679446">
            <text:p>2.5</text:p>
          </table:table-cell>
          <table:table-cell table:style-name="ce4" office:value-type="float" office:value="1.45736434108527">
            <text:p>1.5</text:p>
          </table:table-cell>
          <table:table-cell table:style-name="ce4" office:value-type="float" office:value="2.40983606557377">
            <text:p>2.4</text:p>
          </table:table-cell>
          <table:table-cell table:style-name="ce4" office:value-type="float" office:value="1.45535714285714">
            <text:p>1.5</text:p>
          </table:table-cell>
          <table:table-cell table:style-name="ce4" office:value-type="float" office:value="2.39325842696629">
            <text:p>2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5.184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57.676">
            <text:p>25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201182880827085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25">
            <text:p>25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46.27S">
            <text:p>00:11:4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4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818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19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733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10"/>947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404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302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451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40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8"/>1592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588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3026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1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2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20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1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3637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83771 0 101587 72119474 22863 2 598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42747 0 18488 18029134 2832 2 476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48568 0 30939 18030794 3433 0 34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49393 0 22894 18033409 3323 0 29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43061 0 29265 18026135 13273 0 58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1053556 54 7 0 0 0 0 2 0 1 0 0 0 124 0 112606 68 0 0 0 0 0 0 0 22 0 0 0 0 0 0 0 0 218920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210536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02081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754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9068272 0 3006222 189276 1929467 112648 0 9 855774 10100 2964776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580 <text:s text:c="5"/>62 <text:s text:c="3"/>0 <text:s text:c="3"/>0 <text:s text:c="3"/>0 <text:s text:c="4"/>0 <text:s text:c="9"/>0 <text:s text:c="8"/>0 <text:s text:c="4"/>4580 <text:s text:c="5"/>6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62688434 2045773 <text:s text:c="3"/>0 <text:s text:c="3"/>0 <text:s text:c="3"/>0 <text:s text:c="4"/>0 <text:s text:c="9"/>0 <text:s text:c="8"/>0 405503511 <text:s/>33245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6458 6095 904054 289240 96147 910905 8080096 6221516 0 306572 65237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6356 6064 903002 288648 96144 910905 8080096 6221508 0 306432 65231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 0 0 0 0 0 4 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92 0 0 0 0 0 392 3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927 3324998 21 352 6 58 83612 193508 20 0 1 0 4 2932736 413 4294967295 12107776 12207612 3217145072 3217140044 2753558 0 0 4096 536946211 3223525726 0 0 0 2 0 0 7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04577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3245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62688434 (162.6 MB) <text:s/>TX bytes:405503511 (405.5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580 (4.5 KB) <text:s/>TX bytes:4580 (4.5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917 <text:s text:c="5"/>4363 <text:s/>41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97.8">
            <text:p>97.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12.4">
            <text:p>12.4</text:p>
          </table:table-cell>
          <table:table-cell table:number-columns-repeated="2" office:value-type="float" office:value="2.6">
            <text:p>2.6</text:p>
          </table:table-cell>
          <table:table-cell office:value-type="float" office:value="82.4">
            <text:p>82.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59.3">
            <text:p>59.3</text:p>
          </table:table-cell>
          <table:table-cell office:value-type="float" office:value="4.6">
            <text:p>4.6</text:p>
          </table:table-cell>
          <table:table-cell office:value-type="float" office:value="6.9">
            <text:p>6.9</text:p>
          </table:table-cell>
          <table:table-cell office:value-type="float" office:value="29.2">
            <text:p>29.2</text:p>
          </table:table-cell>
          <table:table-cell office:value-type="float" office:value="63.9">
            <text:p>63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21.2">
            <text:p>21.2</text:p>
          </table:table-cell>
          <table:table-cell office:value-type="float" office:value="4.7">
            <text:p>4.7</text:p>
          </table:table-cell>
          <table:table-cell office:value-type="float" office:value="14.7">
            <text:p>14.7</text:p>
          </table:table-cell>
          <table:table-cell office:value-type="float" office:value="59.4">
            <text:p>59.4</text:p>
          </table:table-cell>
          <table:table-cell office:value-type="float" office:value="25.9">
            <text:p>25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475">
            <text:p>23.48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225">
            <text:p>3.23</text:p>
          </table:table-cell>
          <table:table-cell office:value-type="float" office:value="6.1">
            <text:p>6.1</text:p>
          </table:table-cell>
          <table:table-cell office:value-type="float" office:value="67.2">
            <text:p>67.2</text:p>
          </table:table-cell>
          <table:table-cell office:value-type="float" office:value="26.7">
            <text:p>26.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3.375">
            <text:p>23.4</text:p>
          </table:table-cell>
          <table:table-cell table:style-name="ce10" office:value-type="float" office:value="2.225">
            <text:p>2.2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73.05">
            <text:p>73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4.075">
            <text:p>24.1</text:p>
          </table:table-cell>
          <table:table-cell table:style-name="ce10" office:value-type="float" office:value="2.55">
            <text:p>2.6</text:p>
          </table:table-cell>
          <table:table-cell table:style-name="ce10" office:value-type="float" office:value="1.45">
            <text:p>1.5</text:p>
          </table:table-cell>
          <table:table-cell table:style-name="ce10" office:value-type="float" office:value="71.95">
            <text:p>72.0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2.8">
            <text:p>22.8</text:p>
          </table:table-cell>
          <table:table-cell table:style-name="ce10" office:value-type="float" office:value="3.1">
            <text:p>3.1</text:p>
          </table:table-cell>
          <table:table-cell table:style-name="ce10" office:value-type="float" office:value="1.65">
            <text:p>1.7</text:p>
          </table:table-cell>
          <table:table-cell table:style-name="ce10" office:value-type="float" office:value="72.475">
            <text:p>72.5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2.9">
            <text:p>22.9</text:p>
          </table:table-cell>
          <table:table-cell table:style-name="ce10" office:value-type="float" office:value="4.125">
            <text:p>4.1</text:p>
          </table:table-cell>
          <table:table-cell table:style-name="ce10" office:value-type="float" office:value="19.55">
            <text:p>19.6</text:p>
          </table:table-cell>
          <table:table-cell table:style-name="ce10" office:value-type="float" office:value="53.425">
            <text:p>53.4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172.6">
            <text:p>172.6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89.2">
            <text:p>89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0">
            <text:p>0</text:p>
          </table:table-cell>
          <table:table-cell office:value-type="float" office:value="3312.4">
            <text:p>3312.4</text:p>
          </table:table-cell>
          <table:table-cell office:value-type="float" office:value="193">
            <text:p>19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0.2">
            <text:p>0.2</text:p>
          </table:table-cell>
          <table:table-cell office:value-type="float" office:value="4551.8">
            <text:p>4551.8</text:p>
          </table:table-cell>
          <table:table-cell office:value-type="float" office:value="379.2">
            <text:p>37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3.2">
            <text:p>43.2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147.3">
            <text:p>2147.3</text:p>
          </table:table-cell>
          <table:table-cell table:style-name="ce11" table:formula="of:=AVERAGE([.D2:.D5])" office:value-type="float" office:value="166.7">
            <text:p>166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9.200462962963">
            <text:p>129.2</text:p>
          </table:table-cell>
          <table:table-cell table:style-name="ce11" table:formula="of:=IF([.C7]=0;0;MAX(SUMPRODUCT([.C2:.C5];[.C2:.C5])/SUM([.C2:.C5])-[.C7];0))" office:value-type="float" office:value="1603.51520979835">
            <text:p>1603.5</text:p>
          </table:table-cell>
          <table:table-cell table:style-name="ce11" table:formula="of:=IF([.D7]=0;0;MAX(SUMPRODUCT([.D2:.D5];[.D2:.D5])/SUM([.D2:.D5])-[.D7];0))" office:value-type="float" office:value="116.784463107379">
            <text:p>116.8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199537037037032">
            <text:p>0.2</text:p>
          </table:table-cell>
          <table:table-cell table:style-name="ce11" table:formula="of:=ABS(MAX([.C2:.C5])-[.C7]-[.C8])" office:value-type="float" office:value="800.984790201649">
            <text:p>801.0</text:p>
          </table:table-cell>
          <table:table-cell table:style-name="ce11" table:formula="of:=ABS(MAX([.D2:.D5])-[.D7]-[.D8])" office:value-type="float" office:value="95.7155368926215">
            <text:p>95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4">
            <text:p>6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table:number-columns-repeated="2" office:value-type="float" office:value="8.1">
            <text:p>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.2">
            <text:p>1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table:number-columns-repeated="2" office:value-type="float" office:value="17.2">
            <text:p>17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4.4">
            <text:p>3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">
            <text:p>2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7.325">
            <text:p>17.3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7.325">
            <text:p>17.3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.74498556998557">
            <text:p>4.7</text:p>
          </table:table-cell>
          <table:table-cell table:style-name="ce11" table:formula="of:=IF([.C7]=0;0;MAX(SUMPRODUCT([.C2:.C5];[.C2:.C5])/SUM([.C2:.C5])-[.C7];0))" office:value-type="float" office:value="4.74498556998557">
            <text:p>4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9.93001443001443">
            <text:p>9.9</text:p>
          </table:table-cell>
          <table:table-cell table:style-name="ce11" table:formula="of:=ABS(MAX([.C2:.C5])-[.C7]-[.C8])" office:value-type="float" office:value="9.93001443001443">
            <text:p>9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2.0699855699856">
            <text:p>22.1</text:p>
          </table:table-cell>
          <table:table-cell table:style-name="ce11" table:formula="of:=[.C7]+ [.C8]" office:value-type="float" office:value="22.0699855699856">
            <text:p>22.1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2"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.6">
            <text:p>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table:number-columns-repeated="2" office:value-type="float" office:value="22.1">
            <text:p>22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4.2">
            <text:p>4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table:number-columns-repeated="2" office:value-type="float" office:value="38.7">
            <text:p>38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7.4">
            <text:p>7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table:number-columns-repeated="2" office:value-type="float" office:value="72.1">
            <text:p>72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4.2">
            <text:p>144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3.675">
            <text:p>33.7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33.675">
            <text:p>33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9.6861729769859">
            <text:p>19.7</text:p>
          </table:table-cell>
          <table:table-cell table:style-name="ce11" table:formula="of:=IF([.C7]=0;0;MAX(SUMPRODUCT([.C2:.C5];[.C2:.C5])/SUM([.C2:.C5])-[.C7];0))" office:value-type="float" office:value="19.6861729769859">
            <text:p>19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8.7388270230141">
            <text:p>18.7</text:p>
          </table:table-cell>
          <table:table-cell table:style-name="ce11" table:formula="of:=ABS(MAX([.C2:.C5])-[.C7]-[.C8])" office:value-type="float" office:value="18.7388270230141">
            <text:p>18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53.3611729769859">
            <text:p>53.4</text:p>
          </table:table-cell>
          <table:table-cell table:style-name="ce11" table:formula="of:=[.C7]+ [.C8]" office:value-type="float" office:value="53.3611729769859">
            <text:p>53.4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2" office:value-type="float" office:value="86.3">
            <text:p>86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2.6">
            <text:p>17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1.6">
            <text:p>21.6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21.6">
            <text:p>21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64.6002314814815">
            <text:p>64.6</text:p>
          </table:table-cell>
          <table:table-cell table:style-name="ce11" table:formula="of:=IF([.C7]=0;0;MAX(SUMPRODUCT([.C2:.C5];[.C2:.C5])/SUM([.C2:.C5])-[.C7];0))" office:value-type="float" office:value="64.6002314814815">
            <text:p>64.6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0997685185185162">
            <text:p>0.1</text:p>
          </table:table-cell>
          <table:table-cell table:style-name="ce11" table:formula="of:=ABS(MAX([.C2:.C5])-[.C7]-[.C8])" office:value-type="float" office:value="0.0997685185185162">
            <text:p>0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86.2002314814815">
            <text:p>86.2</text:p>
          </table:table-cell>
          <table:table-cell table:style-name="ce11" table:formula="of:=[.C7]+ [.C8]" office:value-type="float" office:value="86.2002314814815">
            <text:p>86.2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table:number-columns-repeated="2" office:value-type="float" office:value="362.5">
            <text:p>362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25">
            <text:p>72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table:number-columns-repeated="2" office:value-type="float" office:value="1656.2">
            <text:p>1656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312.4">
            <text:p>331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table:number-columns-repeated="2" office:value-type="float" office:value="2275.9">
            <text:p>2275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551.8">
            <text:p>4551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073.65">
            <text:p>1073.7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073.65">
            <text:p>1073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801.757604899176">
            <text:p>801.8</text:p>
          </table:table-cell>
          <table:table-cell table:style-name="ce11" table:formula="of:=IF([.C7]=0;0;MAX(SUMPRODUCT([.C2:.C5];[.C2:.C5])/SUM([.C2:.C5])-[.C7];0))" office:value-type="float" office:value="801.757604899176">
            <text:p>801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00.492395100825">
            <text:p>400.5</text:p>
          </table:table-cell>
          <table:table-cell table:style-name="ce11" table:formula="of:=ABS(MAX([.C2:.C5])-[.C7]-[.C8])" office:value-type="float" office:value="400.492395100825">
            <text:p>400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875.40760489918">
            <text:p>1875.4</text:p>
          </table:table-cell>
          <table:table-cell table:style-name="ce11" table:formula="of:=[.C7]+ [.C8]" office:value-type="float" office:value="1875.40760489918">
            <text:p>1875.4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2"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.4">
            <text:p>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table:number-columns-repeated="2" office:value-type="float" office:value="44.6">
            <text:p>44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9.2">
            <text:p>8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table:number-columns-repeated="2" office:value-type="float" office:value="96.5">
            <text:p>96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3">
            <text:p>19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table:number-columns-repeated="2" office:value-type="float" office:value="189.6">
            <text:p>189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79.2">
            <text:p>379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83.35">
            <text:p>83.4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83.35">
            <text:p>83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58.3922315536893">
            <text:p>58.4</text:p>
          </table:table-cell>
          <table:table-cell table:style-name="ce11" table:formula="of:=IF([.C7]=0;0;MAX(SUMPRODUCT([.C2:.C5];[.C2:.C5])/SUM([.C2:.C5])-[.C7];0))" office:value-type="float" office:value="58.3922315536893">
            <text:p>58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7.8577684463107">
            <text:p>47.9</text:p>
          </table:table-cell>
          <table:table-cell table:style-name="ce11" table:formula="of:=ABS(MAX([.C2:.C5])-[.C7]-[.C8])" office:value-type="float" office:value="47.8577684463107">
            <text:p>47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41.742231553689">
            <text:p>141.7</text:p>
          </table:table-cell>
          <table:table-cell table:style-name="ce11" table:formula="of:=[.C7]+ [.C8]" office:value-type="float" office:value="141.742231553689">
            <text:p>141.7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38.1">
            <text:p>38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38.6">
            <text:p>38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38.3">
            <text:p>38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8.25">
            <text:p>38.3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137254901959949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348627450980402">
            <text:p>0.3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799.2">
            <text:p>799.2</text:p>
          </table:table-cell>
          <table:table-cell office:value-type="float" office:value="155.6">
            <text:p>155.6</text:p>
          </table:table-cell>
          <table:table-cell office:value-type="float" office:value="643.5">
            <text:p>643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16.5">
            <text:p>716.5</text:p>
          </table:table-cell>
          <table:table-cell office:value-type="float" office:value="925.8">
            <text:p>925.8</text:p>
          </table:table-cell>
          <table:table-cell office:value-type="float" office:value="-1">
            <text:p>-1</text:p>
          </table:table-cell>
          <table:table-cell office:value-type="float" office:value="148.4">
            <text:p>148.4</text:p>
          </table:table-cell>
          <table:table-cell office:value-type="float" office:value="0">
            <text:p>0</text:p>
          </table:table-cell>
          <table:table-cell office:value-type="float" office:value="234.8">
            <text:p>234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764.9">
            <text:p>764.9</text:p>
          </table:table-cell>
          <table:table-cell office:value-type="float" office:value="124.8">
            <text:p>124.8</text:p>
          </table:table-cell>
          <table:table-cell office:value-type="float" office:value="640.1">
            <text:p>640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22.2">
            <text:p>722.2</text:p>
          </table:table-cell>
          <table:table-cell office:value-type="float" office:value="953.9">
            <text:p>953.9</text:p>
          </table:table-cell>
          <table:table-cell office:value-type="float" office:value="-1">
            <text:p>-1</text:p>
          </table:table-cell>
          <table:table-cell office:value-type="float" office:value="149.1">
            <text:p>149.1</text:p>
          </table:table-cell>
          <table:table-cell office:value-type="float" office:value="0">
            <text:p>0</text:p>
          </table:table-cell>
          <table:table-cell office:value-type="float" office:value="239.7">
            <text:p>239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48.4">
            <text:p>548.4</text:p>
          </table:table-cell>
          <table:table-cell office:value-type="float" office:value="3.3">
            <text:p>3.3</text:p>
          </table:table-cell>
          <table:table-cell office:value-type="float" office:value="545.1">
            <text:p>545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62.2">
            <text:p>762.2</text:p>
          </table:table-cell>
          <table:table-cell office:value-type="float" office:value="1150.4">
            <text:p>1150.4</text:p>
          </table:table-cell>
          <table:table-cell office:value-type="float" office:value="-1">
            <text:p>-1</text:p>
          </table:table-cell>
          <table:table-cell office:value-type="float" office:value="150.1">
            <text:p>150.1</text:p>
          </table:table-cell>
          <table:table-cell office:value-type="float" office:value="0">
            <text:p>0</text:p>
          </table:table-cell>
          <table:table-cell office:value-type="float" office:value="256.8">
            <text:p>256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73.9">
            <text:p>573.9</text:p>
          </table:table-cell>
          <table:table-cell office:value-type="float" office:value="6.2">
            <text:p>6.2</text:p>
          </table:table-cell>
          <table:table-cell office:value-type="float" office:value="567.7">
            <text:p>567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9.5">
            <text:p>739.5</text:p>
          </table:table-cell>
          <table:table-cell office:value-type="float" office:value="1143.8">
            <text:p>1143.8</text:p>
          </table:table-cell>
          <table:table-cell office:value-type="float" office:value="-1">
            <text:p>-1</text:p>
          </table:table-cell>
          <table:table-cell office:value-type="float" office:value="154.6">
            <text:p>154.6</text:p>
          </table:table-cell>
          <table:table-cell office:value-type="float" office:value="0">
            <text:p>0</text:p>
          </table:table-cell>
          <table:table-cell office:value-type="float" office:value="238.1">
            <text:p>238.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0">
            <text:p>0</text:p>
          </table:table-cell>
          <table:table-cell office:value-type="float" office:value="128.2">
            <text:p>128.2</text:p>
          </table:table-cell>
          <table:table-cell office:value-type="float" office:value="0">
            <text:p>0</text:p>
          </table:table-cell>
          <table:table-cell office:value-type="float" office:value="230.5">
            <text:p>230.5</text:p>
          </table:table-cell>
          <table:table-cell office:value-type="float" office:value="0">
            <text:p>0</text:p>
          </table:table-cell>
          <table:table-cell office:value-type="float" office:value="358.7">
            <text:p>358.7</text:p>
          </table:table-cell>
          <table:table-cell office:value-type="float" office:value="128.2">
            <text:p>128.2</text:p>
          </table:table-cell>
          <table:table-cell office:value-type="float" office:value="-230.5">
            <text:p>-230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0">
            <text:p>0</text:p>
          </table:table-cell>
          <table:table-cell office:value-type="float" office:value="55.3">
            <text:p>55.3</text:p>
          </table:table-cell>
          <table:table-cell office:value-type="float" office:value="0">
            <text:p>0</text:p>
          </table:table-cell>
          <table:table-cell office:value-type="float" office:value="1385.8">
            <text:p>1385.8</text:p>
          </table:table-cell>
          <table:table-cell office:value-type="float" office:value="0">
            <text:p>0</text:p>
          </table:table-cell>
          <table:table-cell office:value-type="float" office:value="1441.1">
            <text:p>1441.1</text:p>
          </table:table-cell>
          <table:table-cell office:value-type="float" office:value="55.3">
            <text:p>55.3</text:p>
          </table:table-cell>
          <table:table-cell office:value-type="float" office:value="-1385.8">
            <text:p>-1385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float" office:value="0">
            <text:p>0</text:p>
          </table:table-cell>
          <table:table-cell office:value-type="float" office:value="498.8">
            <text:p>498.8</text:p>
          </table:table-cell>
          <table:table-cell office:value-type="float" office:value="0">
            <text:p>0</text:p>
          </table:table-cell>
          <table:table-cell office:value-type="float" office:value="526.5">
            <text:p>526.5</text:p>
          </table:table-cell>
          <table:table-cell office:value-type="float" office:value="27.7">
            <text:p>27.7</text:p>
          </table:table-cell>
          <table:table-cell office:value-type="float" office:value="-498.8">
            <text:p>-498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52.975">
            <text:p>53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28.8">
            <text:p>528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42.641375648891">
            <text:p>42.6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521.868182677761">
            <text:p>521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32.583624351109">
            <text:p>32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335.131817322239">
            <text:p>335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0">
            <text:p>0</text:p>
          </table:table-cell>
          <table:table-cell office:value-type="float" office:value="401.8">
            <text:p>401.8</text:p>
          </table:table-cell>
          <table:table-cell office:value-type="float" office:value="0">
            <text:p>0</text:p>
          </table:table-cell>
          <table:table-cell office:value-type="float" office:value="440.8">
            <text:p>440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0">
            <text:p>0</text:p>
          </table:table-cell>
          <table:table-cell office:value-type="float" office:value="632.4">
            <text:p>632.4</text:p>
          </table:table-cell>
          <table:table-cell office:value-type="float" office:value="0">
            <text:p>0</text:p>
          </table:table-cell>
          <table:table-cell office:value-type="float" office:value="1193.6">
            <text:p>1193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449.9">
            <text:p>449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24.25">
            <text:p>324.3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21.3">
            <text:p>521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57.626360832691">
            <text:p>157.6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352.187636677537">
            <text:p>352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50.523639167309">
            <text:p>150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320.112363322463">
            <text:p>320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343.6">
            <text:p>1343.6</text:p>
          </table:table-cell>
          <table:table-cell table:number-columns-repeated="3" office:value-type="float" office:value="-1">
            <text:p>-1</text:p>
          </table:table-cell>
          <table:table-cell office:value-type="float" office:value="6.6">
            <text:p>6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841.6">
            <text:p>1841.6</text:p>
          </table:table-cell>
          <table:table-cell table:number-columns-repeated="3" office:value-type="float" office:value="-1">
            <text:p>-1</text:p>
          </table:table-cell>
          <table:table-cell office:value-type="float" office:value="1.3">
            <text:p>1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46.4">
            <text:p>1546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.1">
            <text:p>0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3" office:value-type="float" office:value="-1">
            <text:p>-1</text:p>
          </table:table-cell>
          <table:table-cell office:value-type="float" office:value="82">
            <text:p>82</text:p>
          </table:table-cell>
          <table:table-cell table:number-columns-repeated="13" office:value-type="float" office:value="-1">
            <text:p>-1</text:p>
          </table:table-cell>
          <table:table-cell office:value-type="float" office:value="1249">
            <text:p>1249</text:p>
          </table:table-cell>
          <table:table-cell office:value-type="float" office:value="-1">
            <text:p>-1</text:p>
          </table:table-cell>
          <table:table-cell office:value-type="float" office:value="817">
            <text:p>817</text:p>
          </table:table-cell>
          <table:table-cell office:value-type="float" office:value="602">
            <text:p>602</text:p>
          </table:table-cell>
          <table:table-cell office:value-type="float" office:value="-1">
            <text:p>-1</text:p>
          </table:table-cell>
          <table:table-cell office:value-type="float" office:value="221419">
            <text:p>221419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6">
            <text:p>66</text:p>
          </table:table-cell>
          <table:table-cell table:number-columns-repeated="3" office:value-type="float" office:value="-1">
            <text:p>-1</text:p>
          </table:table-cell>
          <table:table-cell office:value-type="float" office:value="26">
            <text:p>2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18">
            <text:p>1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221420">
            <text:p>-221420</text:p>
          </table:table-cell>
          <table:table-cell table:number-columns-repeated="9" office:value-type="float" office:value="0">
            <text:p>0</text:p>
          </table:table-cell>
          <table:table-cell office:value-type="float" office:value="-66">
            <text:p>-66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table:number-columns-repeated="3"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015">
            <text:p>7015</text:p>
          </table:table-cell>
          <table:table-cell office:value-type="float" office:value="0">
            <text:p>0</text:p>
          </table:table-cell>
          <table:table-cell office:value-type="float" office:value="6574">
            <text:p>6574</text:p>
          </table:table-cell>
          <table:table-cell table:number-columns-repeated="1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32">
            <text:p>3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2995">
            <text:p>-2995</text:p>
          </table:table-cell>
          <table:table-cell office:value-type="float" office:value="0">
            <text:p>0</text:p>
          </table:table-cell>
          <table:table-cell office:value-type="float" office:value="-4925">
            <text:p>-4925</text:p>
          </table:table-cell>
          <table:table-cell table:number-columns-repeated="10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-47">
            <text:p>-4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46M28S">
            <text:p>11:46:2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46M28S">
            <text:p>11:4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46M58S">
            <text:p>11:46:5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46M58S">
            <text:p>11:4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47M28S">
            <text:p>11:47:2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47M28S">
            <text:p>11:47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47M58S">
            <text:p>11:47:5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47M58S">
            <text:p>11:47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9.5">
            <text:p>9.5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office:value-type="float" office:value="87.1">
            <text:p>87.1</text:p>
          </table:table-cell>
          <table:table-cell office:value-type="float" office:value="11.8">
            <text:p>1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62">
            <text:p>62</text:p>
          </table:table-cell>
          <table:table-cell office:value-type="float" office:value="3.7">
            <text:p>3.7</text:p>
          </table:table-cell>
          <table:table-cell office:value-type="float" office:value="1.8">
            <text:p>1.8</text:p>
          </table:table-cell>
          <table:table-cell office:value-type="float" office:value="32.5">
            <text:p>32.5</text:p>
          </table:table-cell>
          <table:table-cell office:value-type="float" office:value="65.7">
            <text:p>6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21.8">
            <text:p>21.8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73">
            <text:p>73</text:p>
          </table:table-cell>
          <table:table-cell office:value-type="float" office:value="24.6">
            <text:p>24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375">
            <text:p>23.38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225">
            <text:p>2.23</text:p>
          </table:table-cell>
          <table:table-cell office:value-type="float" office:value="1.3">
            <text:p>1.3</text:p>
          </table:table-cell>
          <table:table-cell office:value-type="float" office:value="73.05">
            <text:p>73.05</text:p>
          </table:table-cell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14.3">
            <text:p>14.3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82.1">
            <text:p>82.1</text:p>
          </table:table-cell>
          <table:table-cell office:value-type="float" office:value="16.5">
            <text:p>16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.1">
            <text:p>33.1</text:p>
          </table:table-cell>
          <table:table-cell office:value-type="float" office:value="65">
            <text:p>6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20.7">
            <text:p>20.7</text:p>
          </table:table-cell>
          <table:table-cell office:value-type="float" office:value="3.8">
            <text:p>3.8</text:p>
          </table:table-cell>
          <table:table-cell office:value-type="float" office:value="2.4">
            <text:p>2.4</text:p>
          </table:table-cell>
          <table:table-cell office:value-type="float" office:value="73.1">
            <text:p>73.1</text:p>
          </table:table-cell>
          <table:table-cell office:value-type="float" office:value="24.5">
            <text:p>24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075">
            <text:p>24.08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55">
            <text:p>2.55</text:p>
          </table:table-cell>
          <table:table-cell office:value-type="float" office:value="1.45">
            <text:p>1.45</text:p>
          </table:table-cell>
          <table:table-cell office:value-type="float" office:value="71.95">
            <text:p>71.95</text:p>
          </table:table-cell>
          <table:table-cell office:value-type="float" office:value="26.625">
            <text:p>26.6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12.9">
            <text:p>12.9</text:p>
          </table:table-cell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  <table:table-cell office:value-type="float" office:value="82">
            <text:p>82</text:p>
          </table:table-cell>
          <table:table-cell office:value-type="float" office:value="15.8">
            <text:p>1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56.7">
            <text:p>56.7</text:p>
          </table:table-cell>
          <table:table-cell office:value-type="float" office:value="4.8">
            <text:p>4.8</text:p>
          </table:table-cell>
          <table:table-cell office:value-type="float" office:value="2.1">
            <text:p>2.1</text:p>
          </table:table-cell>
          <table:table-cell office:value-type="float" office:value="36.4">
            <text:p>36.4</text:p>
          </table:table-cell>
          <table:table-cell office:value-type="float" office:value="61.5">
            <text:p>61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21.3">
            <text:p>21.3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71.9">
            <text:p>71.9</text:p>
          </table:table-cell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8">
            <text:p>22.8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1">
            <text:p>3.1</text:p>
          </table:table-cell>
          <table:table-cell office:value-type="float" office:value="1.65">
            <text:p>1.65</text:p>
          </table:table-cell>
          <table:table-cell office:value-type="float" office:value="72.475">
            <text:p>72.48</text:p>
          </table:table-cell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28S">
            <text:p>11:46:2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6M58S">
            <text:p>11:46:58</text:p>
          </table:table-cell>
          <table:table-cell office:value-type="float" office:value="12.7">
            <text:p>12.7</text:p>
          </table:table-cell>
          <table:table-cell office:value-type="float" office:value="2.9">
            <text:p>2.9</text:p>
          </table:table-cell>
          <table:table-cell office:value-type="float" office:value="5.8">
            <text:p>5.8</text:p>
          </table:table-cell>
          <table:table-cell office:value-type="float" office:value="78.6">
            <text:p>78.6</text:p>
          </table:table-cell>
          <table:table-cell office:value-type="float" office:value="15.6">
            <text:p>15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28S">
            <text:p>11:47:28</text:p>
          </table:table-cell>
          <table:table-cell office:value-type="float" office:value="57.8">
            <text:p>57.8</text:p>
          </table:table-cell>
          <table:table-cell office:value-type="float" office:value="5.8">
            <text:p>5.8</text:p>
          </table:table-cell>
          <table:table-cell office:value-type="float" office:value="21.3">
            <text:p>21.3</text:p>
          </table:table-cell>
          <table:table-cell office:value-type="float" office:value="15.1">
            <text:p>15.1</text:p>
          </table:table-cell>
          <table:table-cell office:value-type="float" office:value="63.6">
            <text:p>6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47M58S">
            <text:p>11:47:58</text:p>
          </table:table-cell>
          <table:table-cell office:value-type="float" office:value="20.9">
            <text:p>20.9</text:p>
          </table:table-cell>
          <table:table-cell office:value-type="float" office:value="7.6">
            <text:p>7.6</text:p>
          </table:table-cell>
          <table:table-cell office:value-type="float" office:value="51">
            <text:p>51</text:p>
          </table:table-cell>
          <table:table-cell office:value-type="float" office:value="20.5">
            <text:p>20.5</text:p>
          </table:table-cell>
          <table:table-cell office:value-type="float" office:value="28.5">
            <text:p>28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9">
            <text:p>22.9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125">
            <text:p>4.13</text:p>
          </table:table-cell>
          <table:table-cell office:value-type="float" office:value="19.55">
            <text:p>19.55</text:p>
          </table:table-cell>
          <table:table-cell office:value-type="float" office:value="53.425">
            <text:p>53.43</text:p>
          </table:table-cell>
          <table:table-cell office:value-type="float" office:value="27.025">
            <text:p>27.0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25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46:28</text:p>
              </table:table-cell>
              <table:table-cell office:value-type="float" office:value="2">
                <text:p text:id="CPU_ALL.F2:CPU_ALL.F5">2</text:p>
              </table:table-cell>
              <table:table-cell office:value-type="float" office:value="5.4">
                <text:p text:id="DISK_SUMM.D2:DISK_SUMM.D5">5.4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15">
                <text:p>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63.9">
                <text:p>63.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5.9">
                <text:p>25.9</text:p>
              </table:table-cell>
              <table:table-cell office:value-type="float" office:value="379.2">
                <text:p>37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089cm" svg:y="0.256cm" chart:style-name="ch2">
          <text:p>Disk %Busy JMeter_Test_260_Threads  11/25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1:46:28</text:p>
              </table:table-cell>
              <table:table-cell office:value-type="float" office:value="1.8">
                <text:p text:id="DISKBUSY.B2:DISKBUSY.B5">1.8</text:p>
              </table:table-cell>
              <table:table-cell office:value-type="float" office:value="1.8">
                <text:p text:id="DISKBUSY.C2:DISKBUSY.C5">1.8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22.1">
                <text:p>22.1</text:p>
              </table:table-cell>
              <table:table-cell office:value-type="float" office:value="22.1">
                <text:p>2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38.7">
                <text:p>38.7</text:p>
              </table:table-cell>
              <table:table-cell office:value-type="float" office:value="38.7">
                <text:p>3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72.1">
                <text:p>72.1</text:p>
              </table:table-cell>
              <table:table-cell office:value-type="float" office:value="72.1">
                <text:p>7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cm" svg:y="0.256cm" chart:style-name="ch2">
          <text:p>Disk Read KB/s JMeter_Test_260_Threads  11/25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.6">
                <text:p text:id="DISKREAD.B7:DISKREAD.E7">21.6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64.6002314814815">
                <text:p text:id="DISKREAD.B8:DISKREAD.E8">64.6002314814815</text:p>
              </table:table-cell>
              <table:table-cell office:value-type="float" office:value="64.6002314814815">
                <text:p>64.60023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0997685185185162">
                <text:p text:id="DISKREAD.B9:DISKREAD.E9">0.0997685185185162</text:p>
              </table:table-cell>
              <table:table-cell office:value-type="float" office:value="0.0997685185185162">
                <text:p>0.0997685185185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cm" svg:y="0.256cm" chart:style-name="ch2">
          <text:p>Disk Read KB/s JMeter_Test_260_Threads  11/25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1:46:28</text:p>
              </table:table-cell>
              <table:table-cell office:value-type="float" office:value="86.3">
                <text:p text:id="DISKREAD.B2:DISKREAD.B5">86.3</text:p>
              </table:table-cell>
              <table:table-cell office:value-type="float" office:value="86.3">
                <text:p text:id="DISKREAD.C2:DISKREAD.C5">86.3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52cm" svg:y="0.256cm" chart:style-name="ch2">
          <text:p>Disk Write KB/s JMeter_Test_260_Threads  11/25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073.65">
                <text:p text:id="DISKWRITE.B7:DISKWRITE.E7">1073.65</text:p>
              </table:table-cell>
              <table:table-cell office:value-type="float" office:value="1073.65">
                <text:p>1073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801.757604899176">
                <text:p text:id="DISKWRITE.B8:DISKWRITE.E8">801.757604899176</text:p>
              </table:table-cell>
              <table:table-cell office:value-type="float" office:value="801.757604899176">
                <text:p>801.757604899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00.492395100825">
                <text:p text:id="DISKWRITE.B9:DISKWRITE.E9">400.492395100825</text:p>
              </table:table-cell>
              <table:table-cell office:value-type="float" office:value="400.492395100825">
                <text:p>400.492395100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52cm" svg:y="0.256cm" chart:style-name="ch2">
          <text:p>Disk Write KB/s JMeter_Test_260_Threads  11/25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1:46:28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362.5">
                <text:p>362.5</text:p>
              </table:table-cell>
              <table:table-cell office:value-type="float" office:value="362.5">
                <text:p>3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1656.2">
                <text:p>1656.2</text:p>
              </table:table-cell>
              <table:table-cell office:value-type="float" office:value="1656.2">
                <text:p>165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275.9">
                <text:p>2275.9</text:p>
              </table:table-cell>
              <table:table-cell office:value-type="float" office:value="2275.9">
                <text:p>227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224cm" svg:y="0.256cm" chart:style-name="ch2">
          <text:p>Disk transfers per second JMeter_Test_260_Threads  11/25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83.35">
                <text:p text:id="DISKXFER.B7:DISKXFER.E7">83.35</text:p>
              </table:table-cell>
              <table:table-cell office:value-type="float" office:value="83.35">
                <text:p>83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8.3922315536893">
                <text:p text:id="DISKXFER.B8:DISKXFER.E8">58.3922315536893</text:p>
              </table:table-cell>
              <table:table-cell office:value-type="float" office:value="58.3922315536893">
                <text:p>58.3922315536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7.8577684463107">
                <text:p text:id="DISKXFER.B9:DISKXFER.E9">47.8577684463107</text:p>
              </table:table-cell>
              <table:table-cell office:value-type="float" office:value="47.8577684463107">
                <text:p>47.8577684463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224cm" svg:y="0.256cm" chart:style-name="ch2">
          <text:p>Disk transfers per second JMeter_Test_260_Threads  11/25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1:46:28</text:p>
              </table:table-cell>
              <table:table-cell office:value-type="float" office:value="2.7">
                <text:p text:id="DISKXFER.B2:DISKXFER.B5">2.7</text:p>
              </table:table-cell>
              <table:table-cell office:value-type="float" office:value="2.7">
                <text:p text:id="DISKXFER.C2:DISKXFER.C5">2.7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44.6">
                <text:p>44.6</text:p>
              </table:table-cell>
              <table:table-cell office:value-type="float" office:value="44.6">
                <text:p>4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96.5">
                <text:p>96.5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189.6">
                <text:p>189.6</text:p>
              </table:table-cell>
              <table:table-cell office:value-type="float" office:value="189.6">
                <text:p>18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638cm" svg:y="0.256cm" chart:style-name="ch2">
          <text:p>JFS Filespace %Used ubuntuServer  11/25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38.25">
                <text:p text:id="JFSFILE.B7:JFSFILE.F7">3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137254901959949">
                <text:p text:id="JFSFILE.B8:JFSFILE.F8">0.00137254901959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348627450980402">
                <text:p text:id="JFSFILE.B9:JFSFILE.F9">0.348627450980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815cm" svg:y="0.256cm" chart:style-name="ch2">
          <text:p>Memory MB JMeter_Test_260_Threads  11/25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46:28</text:p>
              </table:table-cell>
              <table:table-cell office:value-type="float" office:value="799.2">
                <text:p text:id="MEM.F2:MEM.F5">799.2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764.9">
                <text:p>764.9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548.4">
                <text:p>548.4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573.9">
                <text:p>573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46:28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308cm" svg:y="0.256cm" chart:style-name="ch2">
          <text:p>CPU Total JMeter_Test_260_Threads  11/25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46:28</text:p>
              </table:table-cell>
              <table:table-cell office:value-type="float" office:value="1">
                <text:p text:id="CPU_ALL.B2:CPU_ALL.B5">1</text:p>
              </table:table-cell>
              <table:table-cell office:value-type="float" office:value="1">
                <text:p text:id="CPU_ALL.C2:CPU_ALL.C5">1</text:p>
              </table:table-cell>
              <table:table-cell office:value-type="float" office:value="0.2">
                <text:p text:id="CPU_ALL.D2:CPU_ALL.D5">0.2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12.4">
                <text:p>12.4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59.3">
                <text:p>59.3</text:p>
              </table:table-cell>
              <table:table-cell office:value-type="float" office:value="4.6">
                <text:p>4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1.2">
                <text:p>21.2</text:p>
              </table:table-cell>
              <table:table-cell office:value-type="float" office:value="4.7">
                <text:p>4.7</text:p>
              </table:table-cell>
              <table:table-cell office:value-type="float" office:value="14.7">
                <text:p>1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9.998cm" svg:y="0.256cm" chart:style-name="ch2">
          <text:p>Network I/O JMeter_Test_260_Threads (KB/s) - 11/25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46:28</text:p>
              </table:table-cell>
              <table:table-cell office:value-type="float" office:value="-0.1">
                <text:p text:id="NET.I2:NET.I5">-0.1</text:p>
              </table:table-cell>
              <table:table-cell office:value-type="float" office:value="0.7">
                <text:p text:id="NET.H2:NET.H5">0.7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-230.5">
                <text:p>-230.5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-1385.8">
                <text:p>-1385.8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-498.8">
                <text:p>-498.8</text:p>
              </table:table-cell>
              <table:table-cell office:value-type="float" office:value="27.7">
                <text:p>27.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09cm" svg:y="0.256cm" chart:style-name="ch2">
          <text:p>Network I/O JMeter_Test_260_Threads (KB/s)  11/25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2.975">
                <text:p>52.975</text:p>
              </table:table-cell>
              <table:table-cell office:value-type="float" office:value="0">
                <text:p>0</text:p>
              </table:table-cell>
              <table:table-cell office:value-type="float" office:value="528.8">
                <text:p>528.8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42.641375648891">
                <text:p>42.641375648891</text:p>
              </table:table-cell>
              <table:table-cell office:value-type="float" office:value="0">
                <text:p>0</text:p>
              </table:table-cell>
              <table:table-cell office:value-type="float" office:value="521.868182677761">
                <text:p>521.868182677761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2.583624351109">
                <text:p>32.583624351109</text:p>
              </table:table-cell>
              <table:table-cell office:value-type="float" office:value="0">
                <text:p>0</text:p>
              </table:table-cell>
              <table:table-cell office:value-type="float" office:value="335.131817322239">
                <text:p>335.13181732223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09cm" svg:y="0.256cm" chart:style-name="ch2">
          <text:p>Network I/O JMeter_Test_260_Threads (KB/s)  11/25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46:28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7">
                <text:p text:id="NET.C2:NET.C5">0.7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1">
                <text:p text:id="NET.E2:NET.E5">0.1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0">
                <text:p>0</text:p>
              </table:table-cell>
              <table:table-cell office:value-type="float" office:value="128.2">
                <text:p>128.2</text:p>
              </table:table-cell>
              <table:table-cell office:value-type="float" office:value="0">
                <text:p>0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0">
                <text:p>0</text:p>
              </table:table-cell>
              <table:table-cell office:value-type="float" office:value="55.3">
                <text:p>55.3</text:p>
              </table:table-cell>
              <table:table-cell office:value-type="float" office:value="0">
                <text:p>0</text:p>
              </table:table-cell>
              <table:table-cell office:value-type="float" office:value="1385.8">
                <text:p>1385.8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0">
                <text:p>0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  <table:table-cell office:value-type="float" office:value="498.8">
                <text:p>498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355cm" svg:y="0.256cm" chart:style-name="ch2">
          <text:p>Network Packets JMeter_Test_260_Threads  11/25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24.25">
                <text:p>324.25</text:p>
              </table:table-cell>
              <table:table-cell office:value-type="float" office:value="0">
                <text:p>0</text:p>
              </table:table-cell>
              <table:table-cell office:value-type="float" office:value="521.3">
                <text:p>521.3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57.626360832691">
                <text:p>157.626360832691</text:p>
              </table:table-cell>
              <table:table-cell office:value-type="float" office:value="0">
                <text:p>0</text:p>
              </table:table-cell>
              <table:table-cell office:value-type="float" office:value="352.187636677537">
                <text:p>352.187636677537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50.523639167309">
                <text:p>150.523639167309</text:p>
              </table:table-cell>
              <table:table-cell office:value-type="float" office:value="0">
                <text:p>0</text:p>
              </table:table-cell>
              <table:table-cell office:value-type="float" office:value="320.112363322463">
                <text:p>320.11236332246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355cm" svg:y="0.256cm" chart:style-name="ch2">
          <text:p>Network Packets JMeter_Test_260_Threads  11/25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1:46:28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0.8">
                <text:p text:id="NETPACKET.C2:NETPACKET.C5">10.8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0">
                <text:p>0</text:p>
              </table:table-cell>
              <table:table-cell office:value-type="float" office:value="401.8">
                <text:p>401.8</text:p>
              </table:table-cell>
              <table:table-cell office:value-type="float" office:value="0">
                <text:p>0</text:p>
              </table:table-cell>
              <table:table-cell office:value-type="float" office:value="440.8">
                <text:p>440.8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0">
                <text:p>0</text:p>
              </table:table-cell>
              <table:table-cell office:value-type="float" office:value="632.4">
                <text:p>632.4</text:p>
              </table:table-cell>
              <table:table-cell office:value-type="float" office:value="0">
                <text:p>0</text:p>
              </table:table-cell>
              <table:table-cell office:value-type="float" office:value="1193.6">
                <text:p>1193.6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449.9">
                <text:p>449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294cm" svg:y="0.256cm" chart:style-name="ch2">
          <text:p>Processes JMeter_Test_260_Threads  11/25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46:28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294cm" svg:y="0.256cm" chart:style-name="ch2">
          <text:p>Processes JMeter_Test_260_Threads  11/25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46:28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1343.6">
                <text:p>134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1841.6">
                <text:p>184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1546.4">
                <text:p>1546.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260_Threads  11/25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46:28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6.6">
                <text:p>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342cm" svg:y="0.256cm" chart:style-name="ch2">
          <text:p>File-backed paging (kByes/sec) ubuntuServer 11/25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46:28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1/25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46:28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46:28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1 JMeter_Test_260_Threads  11/25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1:46:28</text:p>
              </table:table-cell>
              <table:table-cell office:value-type="float" office:value="0.2">
                <text:p text:id="CPU01.B2:CPU01.B5">0.2</text:p>
              </table:table-cell>
              <table:table-cell office:value-type="float" office:value="0.1">
                <text:p text:id="CPU01.C2:CPU01.C5">0.1</text:p>
              </table:table-cell>
              <table:table-cell office:value-type="float" office:value="0">
                <text:p text:id="CPU01.D2:CPU01.D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9.5">
                <text:p>9.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62">
                <text:p>62</text:p>
              </table:table-cell>
              <table:table-cell office:value-type="float" office:value="3.7">
                <text:p>3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1.8">
                <text:p>21.8</text:p>
              </table:table-cell>
              <table:table-cell office:value-type="float" office:value="2.8">
                <text:p>2.8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2 JMeter_Test_260_Threads  11/25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1:46:28</text:p>
              </table:table-cell>
              <table:table-cell office:value-type="float" office:value="0.3">
                <text:p text:id="CPU02.B2:CPU02.B5">0.3</text:p>
              </table:table-cell>
              <table:table-cell office:value-type="float" office:value="0.2">
                <text:p text:id="CPU02.C2:CPU02.C5">0.2</text:p>
              </table:table-cell>
              <table:table-cell office:value-type="float" office:value="0">
                <text:p text:id="CPU02.D2:CPU02.D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14.3">
                <text:p>14.3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0.7">
                <text:p>20.7</text:p>
              </table:table-cell>
              <table:table-cell office:value-type="float" office:value="3.8">
                <text:p>3.8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3 JMeter_Test_260_Threads  11/25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1:46:28</text:p>
              </table:table-cell>
              <table:table-cell office:value-type="float" office:value="0.3">
                <text:p text:id="CPU03.B2:CPU03.B5">0.3</text:p>
              </table:table-cell>
              <table:table-cell office:value-type="float" office:value="0.1">
                <text:p text:id="CPU03.C2:CPU03.C5">0.1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12.9">
                <text:p>12.9</text:p>
              </table:table-cell>
              <table:table-cell office:value-type="float" office:value="2.9">
                <text:p>2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56.7">
                <text:p>56.7</text:p>
              </table:table-cell>
              <table:table-cell office:value-type="float" office:value="4.8">
                <text:p>4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1.3">
                <text:p>21.3</text:p>
              </table:table-cell>
              <table:table-cell office:value-type="float" office:value="4.6">
                <text:p>4.6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4 JMeter_Test_260_Threads  11/25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1:46:28</text:p>
              </table:table-cell>
              <table:table-cell office:value-type="float" office:value="0.2">
                <text:p text:id="CPU04.B2:CPU04.B5">0.2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1">
                <text:p text:id="CPU04.D2:CPU04.D5">0.1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12.7">
                <text:p>12.7</text:p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57.8">
                <text:p>57.8</text:p>
              </table:table-cell>
              <table:table-cell office:value-type="float" office:value="5.8">
                <text:p>5.8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20.9">
                <text:p>20.9</text:p>
              </table:table-cell>
              <table:table-cell office:value-type="float" office:value="7.6">
                <text:p>7.6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25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3.375">
                <text:p text:id="CPU_SUMM.B2:CPU_SUMM.B5">23.375</text:p>
              </table:table-cell>
              <table:table-cell office:value-type="float" office:value="2.225">
                <text:p text:id="CPU_SUMM.C2:CPU_SUMM.C5">2.225</text:p>
              </table:table-cell>
              <table:table-cell office:value-type="float" office:value="1.3">
                <text:p text:id="CPU_SUMM.D2:CPU_SUMM.D5">1.3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4.075">
                <text:p>24.075</text:p>
              </table:table-cell>
              <table:table-cell office:value-type="float" office:value="2.55">
                <text:p>2.5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2.8">
                <text:p>22.8</text:p>
              </table:table-cell>
              <table:table-cell office:value-type="float" office:value="3.1">
                <text:p>3.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2.9">
                <text:p>22.9</text:p>
              </table:table-cell>
              <table:table-cell office:value-type="float" office:value="4.125">
                <text:p>4.125</text:p>
              </table:table-cell>
              <table:table-cell office:value-type="float" office:value="19.55">
                <text:p>19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532cm" svg:y="0.256cm" chart:style-name="ch2">
          <text:p>Disk total KB/s JMeter_Test_260_Threads - 11/25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1:46:28</text:p>
              </table:table-cell>
              <table:table-cell office:value-type="float" office:value="172.6">
                <text:p text:id="DISK_SUMM.B2:DISK_SUMM.B5">172.6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5.4">
                <text:p text:id="DISK_SUMM.D2:DISK_SUMM.D5">5.4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0">
                <text:p>0</text:p>
              </table:table-cell>
              <table:table-cell office:value-type="float" office:value="725">
                <text:p>72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0">
                <text:p>0</text:p>
              </table:table-cell>
              <table:table-cell office:value-type="float" office:value="3312.4">
                <text:p>3312.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0.2">
                <text:p>0.2</text:p>
              </table:table-cell>
              <table:table-cell office:value-type="float" office:value="4551.8">
                <text:p>4551.8</text:p>
              </table:table-cell>
              <table:table-cell office:value-type="float" office:value="379.2">
                <text:p>379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625cm" svg:y="0.256cm" chart:style-name="ch2">
          <text:p>Disk total KB/s JMeter_Test_260_Threads  11/25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43.2">
                <text:p text:id="DISK_SUMM.B7:DISK_SUMM.D7">43.2</text:p>
              </table:table-cell>
              <table:table-cell office:value-type="float" office:value="2147.3">
                <text:p>2147.3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129.200462962963">
                <text:p text:id="DISK_SUMM.B8:DISK_SUMM.D8">129.200462962963</text:p>
              </table:table-cell>
              <table:table-cell office:value-type="float" office:value="1603.51520979835">
                <text:p>1603.51520979835</text:p>
              </table:table-cell>
              <table:table-cell office:value-type="float" office:value="116.784463107379">
                <text:p>116.784463107379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.199537037037032">
                <text:p text:id="DISK_SUMM.B9:DISK_SUMM.D9">0.199537037037032</text:p>
              </table:table-cell>
              <table:table-cell office:value-type="float" office:value="800.984790201649">
                <text:p>800.984790201649</text:p>
              </table:table-cell>
              <table:table-cell office:value-type="float" office:value="95.7155368926215">
                <text:p>95.71553689262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515cm" svg:y="0.256cm" chart:style-name="ch2">
          <text:p>Disk Block Size JMeter_Test_260_Threads (Kbytes)  11/25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7.325">
                <text:p text:id="DISKBSIZE.B7:DISKBSIZE.E7">17.325</text:p>
              </table:table-cell>
              <table:table-cell office:value-type="float" office:value="17.325">
                <text:p>17.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74498556998557">
                <text:p text:id="DISKBSIZE.B8:DISKBSIZE.E8">4.74498556998557</text:p>
              </table:table-cell>
              <table:table-cell office:value-type="float" office:value="4.74498556998557">
                <text:p>4.74498556998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9.93001443001443">
                <text:p text:id="DISKBSIZE.B9:DISKBSIZE.E9">9.93001443001443</text:p>
              </table:table-cell>
              <table:table-cell office:value-type="float" office:value="9.93001443001443">
                <text:p>9.9300144300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515cm" svg:y="0.256cm" chart:style-name="ch2">
          <text:p>Disk Block Size JMeter_Test_260_Threads (Kbytes)  11/25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1:46:28</text:p>
              </table:table-cell>
              <table:table-cell office:value-type="float" office:value="32">
                <text:p text:id="DISKBSIZE.B2:DISKBSIZE.B5">32</text:p>
              </table:table-cell>
              <table:table-cell office:value-type="float" office:value="32">
                <text:p text:id="DISKBSIZE.C2:DISKBSIZE.C5">32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1:46:58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28</text:p>
              </table:table-cell>
              <table:table-cell office:value-type="float" office:value="17.2">
                <text:p>17.2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7:5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089cm" svg:y="0.256cm" chart:style-name="ch2">
          <text:p>Disk %Busy JMeter_Test_260_Threads  11/25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3.675">
                <text:p text:id="DISKBUSY.B7:DISKBUSY.E7">33.675</text:p>
              </table:table-cell>
              <table:table-cell office:value-type="float" office:value="33.675">
                <text:p>33.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9.6861729769859">
                <text:p text:id="DISKBUSY.B8:DISKBUSY.E8">19.6861729769859</text:p>
              </table:table-cell>
              <table:table-cell office:value-type="float" office:value="19.6861729769859">
                <text:p>19.6861729769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8.7388270230141">
                <text:p text:id="DISKBUSY.B9:DISKBUSY.E9">18.7388270230141</text:p>
              </table:table-cell>
              <table:table-cell office:value-type="float" office:value="18.7388270230141">
                <text:p>18.7388270230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